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" svg:font-family="Noto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9.558cm" fo:min-width="13.11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7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8.99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style:font-name="Noto Sans1" fo:font-size="10pt" fo:font-weight="bold" style:font-size-asian="10pt" style:font-size-complex="10pt"/>
    </style:style>
    <style:style style:name="P2" style:family="paragraph">
      <style:paragraph-properties fo:text-align="center" style:writing-mode="lr-tb"/>
      <style:text-properties style:font-name="Noto Sans1" fo:font-size="10pt" fo:font-weight="bold" style:font-size-asian="10pt" style:font-size-complex="10pt"/>
    </style:style>
    <style:style style:name="P3" style:family="paragraph">
      <style:paragraph-properties fo:text-align="center" style:writing-mode="lr-tb"/>
      <style:text-properties style:font-name="Noto Sans1" fo:font-size="8pt" fo:font-weight="bold" style:font-size-asian="8pt" style:font-size-complex="8pt"/>
    </style:style>
    <style:style style:name="P4" style:family="paragraph">
      <loext:graphic-properties draw:fill-color="#ffffff"/>
      <style:paragraph-properties fo:text-align="center" style:writing-mode="lr-tb"/>
      <style:text-properties style:font-name="Noto Sans1" fo:font-size="8pt" fo:font-weight="bold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style:font-name="Noto Sans1" fo:font-weight="bold"/>
    </style:style>
    <style:style style:name="P6" style:family="paragraph">
      <style:paragraph-properties fo:text-align="center" style:writing-mode="lr-tb"/>
      <style:text-properties style:font-name="Noto Sans1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Noto Sans1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weight-asian="bold" style:font-size-complex="10pt" style:font-weight-complex="bold"/>
    </style:style>
    <style:style style:name="T4" style:family="text">
      <style:text-properties fo:font-size="7pt" style:font-size-asian="7pt" style:font-weight-asian="bold" style:font-size-complex="7pt" style:font-weight-complex="bold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652cm" svg:height="9.842cm" svg:x="0cm" svg:y="-0.0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0.159cm" svg:y="3.957cm">
            <text:p text:style-name="P2"><text:span text:style-name="T1">65C02</text:span></text:p>
            <text:p text:style-name="P2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334cm" svg:y="7.132cm">
            <text:p text:style-name="P2"><text:span text:style-name="T1">65C22</text:span></text:p>
            <text:p text:style-name="P2"><text:span text:style-name="T1">V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4cm" svg:height="0.635cm" svg:x="0.159cm" svg:y="6.973cm">
            <text:p text:style-name="P3"><text:span text:style-name="T2">Joystick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4cm" svg:height="0.635cm" svg:x="0.159cm" svg:y="7.925cm">
            <text:p text:style-name="P3"><text:span text:style-name="T2">C64 Keyboar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2.699cm" svg:y="6.973cm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3.334cm" svg:y="5.862cm">
            <text:p text:style-name="P2"><text:span text:style-name="T1">RT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.54cm" svg:height="1.27cm" svg:x="3.334cm" svg:y="0.147cm">
            <text:p text:style-name="P6"><text:span text:style-name="T3">SRAM</text:span></text:p>
            <text:p text:style-name="P6"><text:span text:style-name="T4">256KB</text:span></text:p>
            <text:p text:style-name="P6"><text:span text:style-name="T4">$00000-$3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0.147cm">
            <text:p text:style-name="P2"><text:span text:style-name="T1">PS/2 Por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1.417cm">
            <text:p text:style-name="P2"><text:span text:style-name="T1">SD C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2.687cm">
            <text:p text:style-name="P2"><text:span text:style-name="T1">IEC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3.957cm">
            <text:p text:style-name="P2"><text:span text:style-name="T1">UART Wi-F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5.227cm">
            <text:p text:style-name="P2"><text:span text:style-name="T1">VDA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7.767cm">
            <text:p text:style-name="P2"><text:span text:style-name="T1">COD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7.779cm" svg:y="9.037cm">
            <text:p text:style-name="P2"><text:span text:style-name="T1">Stereo SI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333cm" svg:y="9.037cm">
            <text:p text:style-name="P2"><text:span text:style-name="T1">DIP Swi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2.699cm" svg:y="7.925cm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0.635cm" svg:height="0.635cm" draw:transform="rotate (1.5707963267949) translate (8.731cm 9.037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7.143cm" svg:y="5.22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5.874cm 8.084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5.874cm 6.49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5.873cm" svg:y="2.369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3.334cm" svg:y="3.957cm">
            <text:p text:style-name="P2"><text:span text:style-name="T1">VICKY &amp; GAB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5cm" svg:height="0.635cm" draw:transform="rotate (1.5707963267949) translate (2.699cm 4.909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1" draw:layer="layout" svg:width="9.525cm" svg:height="0.635cm" draw:transform="rotate (-1.5707963267949) translate (7.144cm 0.14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5cm" svg:height="0.635cm" draw:transform="rotate (1.5707963267949) translate (5.874cm 4.909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5.874cm 1.099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7.144cm 0.782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7.144cm 2.052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7.144cm 3.322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5" draw:layer="layout" svg:width="0.635cm" svg:height="0.635cm" draw:transform="rotate (1.5707963267949) translate (7.144cm 4.592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7.144cm" svg:y="7.76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0.954cm" svg:y="5.227cm">
            <text:p text:style-name="P2"><text:span text:style-name="T1">Vide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36cm" svg:height="0.635cm" svg:x="10.318cm" svg:y="5.22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0.954cm" svg:y="7.767cm">
            <text:p text:style-name="P2"><text:span text:style-name="T1">Audi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36cm" svg:height="0.635cm" svg:x="10.319cm" svg:y="7.76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7.779cm" svg:y="6.497cm">
            <text:p text:style-name="P2"><text:span text:style-name="T1">Stereo PS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draw:transform="rotate (-1.5707963267949) translate (9.365cm 7.131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7.143cm" svg:y="6.49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7.144cm" svg:y="9.03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0.636cm" svg:height="0.635cm" svg:x="5.873cm" svg:y="9.03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3.334cm" svg:y="2.052cm">
            <text:p text:style-name="P2"><text:span text:style-name="T1">Flash</text:span></text:p>
            <text:p text:style-name="P2"><text:span text:style-name="T5">512KB</text:span></text:p>
            <text:p text:style-name="P2"><text:span text:style-name="T5">$80000-$FFFFF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" svg:font-family="Noto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64cm" fo:page-height="9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09-14T14:06:06.428000000</meta:creation-date>
    <dc:date>2022-10-20T21:38:14.204000000</dc:date>
    <dc:creator>Peter Weingartner</dc:creator>
    <meta:editing-duration>PT30M5S</meta:editing-duration>
    <meta:editing-cycles>9</meta:editing-cycles>
    <meta:generator>LibreOffice/7.2.2.2$Windows_X86_64 LibreOffice_project/02b2acce88a210515b4a5bb2e46cbfb63fe97d56</meta:generator>
    <meta:document-statistic meta:object-count="43"/>
  </office:meta>
</office:document-meta>
</file>